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dc43" officeooo:paragraph-rsid="0010dc43"/>
    </style:style>
    <style:style style:name="P2" style:family="paragraph" style:parent-style-name="Standard">
      <style:text-properties officeooo:rsid="00125a10" officeooo:paragraph-rsid="00125a10"/>
    </style:style>
    <style:style style:name="P3" style:family="paragraph" style:parent-style-name="Standard">
      <style:text-properties officeooo:rsid="0012c434" officeooo:paragraph-rsid="0012c434"/>
    </style:style>
    <style:style style:name="P4" style:family="paragraph" style:parent-style-name="Standard">
      <style:text-properties officeooo:rsid="00157048" officeooo:paragraph-rsid="0013f89a"/>
    </style:style>
    <style:style style:name="P5" style:family="paragraph" style:parent-style-name="Standard" style:list-style-name="L1">
      <style:text-properties officeooo:rsid="00033d2f" officeooo:paragraph-rsid="0013f89a"/>
    </style:style>
    <style:style style:name="P6" style:family="paragraph" style:parent-style-name="Standard">
      <style:text-properties officeooo:rsid="00033d2f" officeooo:paragraph-rsid="0013f89a"/>
    </style:style>
    <style:style style:name="P7" style:family="paragraph" style:parent-style-name="Standard">
      <style:text-properties officeooo:rsid="0011a347" officeooo:paragraph-rsid="0013f89a"/>
    </style:style>
    <style:style style:name="P8" style:family="paragraph" style:parent-style-name="Standard">
      <style:text-properties officeooo:rsid="0012bf9c" officeooo:paragraph-rsid="0013f89a"/>
    </style:style>
    <style:style style:name="P9" style:family="paragraph" style:parent-style-name="Standard">
      <style:text-properties officeooo:rsid="0008ee99" officeooo:paragraph-rsid="0013f89a"/>
    </style:style>
    <style:style style:name="T1" style:family="text">
      <style:text-properties officeooo:rsid="0012a0b8"/>
    </style:style>
    <style:style style:name="T2" style:family="text">
      <style:text-properties officeooo:rsid="001311bc"/>
    </style:style>
    <style:style style:name="T3" style:family="text">
      <style:text-properties officeooo:rsid="0014fa3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projeto</text:p>
      <text:p text:style-name="P1"/>
      <text:p text:style-name="P1">Apresentação</text:p>
      <text:p text:style-name="P1">Este sistema tem como objetivo ajudar a organizar do jeito mais conveniente para os usuários as mensagens recebidas através do aplicativo Whatsapp.</text:p>
      <text:p text:style-name="P1"/>
      <text:p text:style-name="P2">Descrição do projeto</text:p>
      <text:p text:style-name="P2">O sistema permitirá que o usuário selecione os tópicos de interesse para que as mensagens que estão em um grupo de trabalho fiquem organizadas de acordo com os mesmos.</text:p>
      <text:p text:style-name="P2"/>
      <text:p text:style-name="P2">Descrição dos usuários</text:p>
      <text:p text:style-name="P2">Os usuários do sistema serão pessoas que utilizam o whatsapp em ambiente industrial, para delegar tarefas ou para recebê-las e confirmar se o trabalho está finalizado ou ainda restou alguma pendência.</text:p>
      <text:p text:style-name="P2"/>
      <text:p text:style-name="P3">Necessidades e Regras de negócios</text:p>
      <text:p text:style-name="P3">Requisitos Funcionais:</text:p>
      <text:p text:style-name="P3"/>
      <text:p text:style-name="P3">Requisitos não Funcionais: </text:p>
      <text:p text:style-name="P3"/>
      <text:list xml:id="list3712546125" text:style-name="L1">
        <text:list-item>
          <text:p text:style-name="P5">Requisitos funcionais</text:p>
        </text:list-item>
      </text:list>
      <text:p text:style-name="P7">O sistema deve receber os arquivos no formato baixado no aplicativo do whatsapp, organizar através de filtros e organização de tabelas no banco de dados, <text:span text:style-name="T1">após estes deve deixar disponível para consulta a vontade do usuário.</text:span></text:p>
      <text:p text:style-name="P6"/>
      <text:list xml:id="list120740645560869" text:continue-numbering="true" text:style-name="L1">
        <text:list-item>
          <text:p text:style-name="P5">Requisitos não funcionais</text:p>
        </text:list-item>
      </text:list>
      <text:p text:style-name="P8">O sistema é de fácil uso <text:span text:style-name="T2">e </text:span><text:s/>muito intuitivo. <text:span text:style-name="T2">Ao receber os dados já devem ser salvos no banco de dados de maneira organizada. As consultas realizadas pelo cliente serão repetidas com frequência então devo criar uma dinâmica para isso.</text:span></text:p>
      <text:p text:style-name="P6"/>
      <text:list xml:id="list120741455650174" text:continue-numbering="true" text:style-name="L1">
        <text:list-item>
          <text:p text:style-name="P5">Tecnologias previstas, <text:span text:style-name="T3">no momento atual.</text:span></text:p>
        </text:list-item>
      </text:list>
      <text:p text:style-name="P9">Para esta implementação utilizarei as tecnologias: </text:p>
      <text:p text:style-name="P9">Linguagem de programação: JAVA</text:p>
      <text:p text:style-name="P9">Banco de dados: MySQL</text:p>
      <text:p text:style-name="P9">Interface gráfica: Swing</text:p>
      <text:p text:style-name="P9">Frameworks: JDBC para integração com Banco de Dados</text:p>
      <text:p text:style-name="P9">Ferramentas de desenvolvimento(IDE): Netbeans</text:p>
      <text:p text:style-name="P9">Controle de versão: Github</text:p>
      <text:p text:style-name="P9"/>
      <text:list xml:id="list120742629844308" text:continue-numbering="true" text:style-name="L1">
        <text:list-item>
          <text:p text:style-name="P5">Três funcionalidades (3 telas previstas)</text:p>
        </text:list-item>
      </text:list>
      <text:p text:style-name="P4">1. A primeira tela será para receber os dados do cliente.</text:p>
      <text:p text:style-name="P4">2. A segunda tela será para fazer e expor as consultas do usuário.</text:p>
      <text:p text:style-name="P4">3. A terceira tela será para mostrar as principais consultas já feitas por ele eu resultado delas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4T12:07:40.478000000</dc:date>
    <meta:editing-duration>PT41M43S</meta:editing-duration>
    <meta:editing-cycles>4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26" meta:word-count="271" meta:character-count="1726" meta:non-whitespace-character-count="1482"/>
  </office:meta>
</office:document-meta>
</file>